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429in"/>
    </style:style>
    <style:style style:name="co2" style:family="table-column">
      <style:table-column-properties fo:break-before="auto" style:column-width="0.7008in"/>
    </style:style>
    <style:style style:name="co3" style:family="table-column">
      <style:table-column-properties fo:break-before="auto" style:column-width="1.5091in"/>
    </style:style>
    <style:style style:name="co4" style:family="table-column">
      <style:table-column-properties fo:break-before="auto" style:column-width="4.3937in"/>
    </style:style>
    <style:style style:name="co5" style:family="table-column">
      <style:table-column-properties fo:break-before="auto" style:column-width="6.6335in"/>
    </style:style>
    <style:style style:name="co6" style:family="table-column">
      <style:table-column-properties fo:break-before="auto" style:column-width="0.8646in"/>
    </style:style>
    <style:style style:name="co7" style:family="table-column">
      <style:table-column-properties fo:break-before="auto" style:column-width="0.5043in"/>
    </style:style>
    <style:style style:name="co8" style:family="table-column">
      <style:table-column-properties fo:break-before="auto" style:column-width="0.6465in"/>
    </style:style>
    <style:style style:name="co9" style:family="table-column">
      <style:table-column-properties fo:break-before="auto" style:column-width="0.4827in"/>
    </style:style>
    <style:style style:name="co10" style:family="table-column">
      <style:table-column-properties fo:break-before="auto" style:column-width="0.1819in"/>
    </style:style>
    <style:style style:name="co11" style:family="table-column">
      <style:table-column-properties fo:break-before="auto" style:column-width="1.2327in"/>
    </style:style>
    <style:style style:name="co12" style:family="table-column">
      <style:table-column-properties fo:break-before="auto" style:column-width="0.7965in"/>
    </style:style>
    <style:style style:name="co13" style:family="table-column">
      <style:table-column-properties fo:break-before="auto" style:column-width="1.2862in"/>
    </style:style>
    <style:style style:name="co14" style:family="table-column">
      <style:table-column-properties fo:break-before="auto" style:column-width="1.0862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3.1307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211in"/>
    </style:style>
    <style:style style:name="co19" style:family="table-column">
      <style:table-column-properties fo:break-before="auto" style:column-width="3.14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weight="bold" style:font-weight-asian="bold" style:font-weight-complex="bold"/>
    </style:style>
    <style:style style:name="ce2" style:family="table-cell" style:parent-style-name="Default">
      <style:text-properties style:font-name="DejaVu Sans"/>
    </style:style>
    <style:style style:name="ce3" style:family="table-cell" style:parent-style-name="Default" style:data-style-name="N128">
      <style:table-cell-properties style:text-align-source="fix" style:repeat-content="false"/>
      <style:paragraph-properties fo:text-align="center" fo:margin-left="0in"/>
      <style:text-properties style:font-name="DejaVu Sans" fo:font-weight="bold" style:font-weight-asian="bold" style:font-weight-complex="bold"/>
    </style:style>
    <style:style style:name="ce4" style:family="table-cell" style:parent-style-name="Default" style:data-style-name="N128">
      <style:text-properties style:font-name="DejaVu Sans"/>
    </style:style>
    <style:style style:name="ce5" style:family="table-cell" style:parent-style-name="Default" style:data-style-name="N128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ext-properties style:font-name="DejaVu Sans"/>
    </style:style>
    <style:style style:name="ce7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style:font-name="DejaVu Sans" fo:font-weight="bold" style:font-weight-asian="bold" style:font-weight-complex="bold"/>
    </style:style>
    <style:style style:name="ce8" style:family="table-cell" style:parent-style-name="Default" style:data-style-name="N126">
      <style:text-properties style:font-name="DejaVu Sans"/>
    </style:style>
    <style:style style:name="ce9" style:family="table-cell" style:parent-style-name="Default" style:data-style-name="N126">
      <style:table-cell-properties style:text-align-source="fix" style:repeat-content="false"/>
      <style:paragraph-properties fo:text-align="end" fo:margin-left="0in"/>
      <style:text-properties style:font-name="DejaVu Sans" fo:font-weight="bold" style:font-weight-asian="bold" style:font-weight-complex="bold"/>
    </style:style>
    <style:style style:name="ce10" style:family="table-cell" style:parent-style-name="Default" style:data-style-name="N2">
      <style:text-properties style:font-name="DejaVu Sans"/>
    </style:style>
    <style:style style:name="ce11" style:family="table-cell" style:parent-style-name="Default" style:data-style-name="N135">
      <style:text-properties style:font-name="DejaVu Sans"/>
    </style:style>
    <style:style style:name="ce12" style:family="table-cell" style:parent-style-name="Default" style:data-style-name="N135">
      <style:text-properties style:font-name="DejaVu Sans" fo:font-weight="bold" style:font-weight-asian="bold" style:font-weight-complex="bold"/>
    </style:style>
  </office:automatic-styles>
  <office:body>
    <office:spreadsheet>
      <table:table table:name="Clock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visibility="collapse" table:default-cell-style-name="ce2"/>
        <table:table-column table:style-name="co5" table:visibility="collapse" table:default-cell-style-name="ce2"/>
        <table:table-column table:style-name="co3" table:visibility="collapse" table:default-cell-style-name="ce2"/>
        <table:table-column table:style-name="co6" table:visibility="collapse" table:default-cell-style-name="ce2"/>
        <table:table-column table:style-name="co7" table:visibility="collapse" table:default-cell-style-name="ce2"/>
        <table:table-column table:style-name="co8" table:visibility="collapse" table:default-cell-style-name="ce2"/>
        <table:table-column table:style-name="co9" table:visibility="collapse" table:default-cell-style-name="ce2"/>
        <table:table-column table:style-name="co10" table:default-cell-style-name="ce2"/>
        <table:table-column table:style-name="co11" table:default-cell-style-name="ce4"/>
        <table:table-column table:style-name="co12" table:default-cell-style-name="ce2"/>
        <table:table-column table:style-name="co13" table:default-cell-style-name="ce8"/>
        <table:table-column table:style-name="co14" table:default-cell-style-name="ce2"/>
        <table:table-column table:style-name="co15" table:number-columns-repeated="1009" table:default-cell-style-name="ce2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Quanti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Datasheet</text:p>
          </table:table-cell>
          <table:table-cell table:style-name="ce1" office:value-type="string" calcext:value-type="string">
            <text:p><text:s/>MPN</text:p>
          </table:table-cell>
          <table:table-cell table:style-name="ce1" office:value-type="string" calcext:value-type="string">
            <text:p><text:s/>ConradPN</text:p>
          </table:table-cell>
          <table:table-cell table:style-name="ce1" office:value-type="string" calcext:value-type="string">
            <text:p><text:s/>Label</text:p>
          </table:table-cell>
          <table:table-cell table:style-name="ce1" office:value-type="string" calcext:value-type="string">
            <text:p><text:s/>Voltage</text:p>
          </table:table-cell>
          <table:table-cell table:style-name="ce1" office:value-type="string" calcext:value-type="string">
            <text:p><text:s/>Link</text:p>
          </table:table-cell>
          <table:table-cell table:style-name="ce1"/>
          <table:table-cell table:style-name="ce3" office:value-type="string" calcext:value-type="string">
            <text:p>Base Price</text:p>
          </table:table-cell>
          <table:table-cell table:style-name="ce1" office:value-type="string" calcext:value-type="string">
            <text:p>Tax</text:p>
          </table:table-cell>
          <table:table-cell table:style-name="ce7" office:value-type="string" calcext:value-type="string">
            <text:p>Net</text:p>
          </table:table-cell>
          <table:table-cell table:style-name="ce1" office:value-type="string" calcext:value-type="string">
            <text:p>Gross</text:p>
          </table:table-cell>
          <table:table-cell table:style-name="ce1" table:number-columns-repeated="1007"/>
          <table:table-cell table:number-columns-repeated="2"/>
        </table:table-row>
        <table:table-row table:style-name="ro1">
          <table:table-cell office:value-type="string" calcext:value-type="string">
            <text:p>C201, C202, C203, C20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<text:s/>Capacitors_SMD:C_0805_HandSoldering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.03813684" calcext:value-type="float">
            <text:p>0.03813684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L2]*(1+[.M2])" office:value-type="float" office:value="0.0453828396" calcext:value-type="float">
            <text:p>0.045383</text:p>
          </table:table-cell>
          <table:table-cell table:style-name="ce10" table:formula="of:=[.N2]*[.B2]" office:value-type="float" office:value="0.1815313584" calcext:value-type="float">
            <text:p>0.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5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Capacitors_SMD:C_0805_HandSoldering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.03813684" calcext:value-type="float">
            <text:p>0.03813684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L3]*(1+[.M3])" office:value-type="float" office:value="0.0453828396" calcext:value-type="float">
            <text:p>0.045383</text:p>
          </table:table-cell>
          <table:table-cell table:style-name="ce10" table:formula="of:=[.N3]*[.B3]" office:value-type="float" office:value="0.0453828396" calcext:value-type="float">
            <text:p>0.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201, D202, D50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<text:s/>LEDs:LED_0805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.1714" calcext:value-type="float">
            <text:p>0.17140000</text:p>
          </table:table-cell>
          <table:table-cell table:style-name="ce6" office:value-type="percentage" office:value="0" calcext:value-type="percentage">
            <text:p>0.00%</text:p>
          </table:table-cell>
          <table:table-cell table:formula="of:=[.L4]*(1+[.M4])" office:value-type="float" office:value="0.1714" calcext:value-type="float">
            <text:p>0.171400</text:p>
          </table:table-cell>
          <table:table-cell table:style-name="ce10" table:formula="of:=[.N4]*[.B4]" office:value-type="float" office:value="0.5142" calcext:value-type="float">
            <text:p>0.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50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<text:s/>Diodes_SMD:SOD-123</text:p>
          </table:table-cell>
          <table:table-cell office:value-type="string" calcext:value-type="string">
            <text:p><text:s/>http://www.vishay.com/docs/85887/1n4148wfl-g.pdf</text:p>
          </table:table-cell>
          <table:table-cell/>
          <table:table-cell office:value-type="string" calcext:value-type="string">
            <text:p>Value</text:p>
          </table:table-cell>
          <table:table-cell/>
          <table:table-cell table:number-columns-repeated="2" office:value-type="string" calcext:value-type="string">
            <text:p>Value</text:p>
          </table:table-cell>
          <table:table-cell/>
          <table:table-cell office:value-type="float" office:value="0.0528" calcext:value-type="float">
            <text:p>0.0528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L5]*(1+[.M5])" office:value-type="float" office:value="0.062832" calcext:value-type="float">
            <text:p>0.062832</text:p>
          </table:table-cell>
          <table:table-cell table:style-name="ce10" table:formula="of:=[.N5]*[.B5]" office:value-type="float" office:value="0.062832" calcext:value-type="float">
            <text:p>0.0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C5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88-A</text:p>
          </table:table-cell>
          <table:table-cell office:value-type="string" calcext:value-type="string">
            <text:p><text:s/>Housings_QFP:LQFP-32_7x7mm_Pitch0.8mm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4.38" calcext:value-type="float">
            <text:p>4.38000000</text:p>
          </table:table-cell>
          <table:table-cell table:style-name="ce6" office:value-type="percentage" office:value="0" calcext:value-type="percentage">
            <text:p>0.00%</text:p>
          </table:table-cell>
          <table:table-cell table:formula="of:=[.L6]*(1+[.M6])" office:value-type="float" office:value="4.38" calcext:value-type="float">
            <text:p>4.380000</text:p>
          </table:table-cell>
          <table:table-cell table:style-name="ce10" table:formula="of:=[.N6]*[.B6]" office:value-type="float" office:value="4.38" calcext:value-type="float">
            <text:p>4.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3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yModule</text:p>
          </table:table-cell>
          <table:table-cell office:value-type="string" calcext:value-type="string">
            <text:p><text:s/>Pin_Headers:Pin_Header_Straight_1x07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formula="of:=[Display.I24]" office:value-type="float" office:value="35.1375400866667" calcext:value-type="float">
            <text:p>35.13754009</text:p>
          </table:table-cell>
          <table:table-cell table:style-name="ce6" office:value-type="percentage" office:value="0" calcext:value-type="percentage">
            <text:p>0.00%</text:p>
          </table:table-cell>
          <table:table-cell table:formula="of:=[.L7]*(1+[.M7])" office:value-type="float" office:value="35.1375400866667" calcext:value-type="float">
            <text:p>35.137540</text:p>
          </table:table-cell>
          <table:table-cell table:style-name="ce10" table:formula="of:=[.N7]*[.B7]" office:value-type="float" office:value="35.1375400866667" calcext:value-type="float">
            <text:p>35.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1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<text:s/>Pin_Headers:Pin_Header_Straight_1x02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formula="of:=0.0377 * 2" office:value-type="float" office:value="0.0754" calcext:value-type="float">
            <text:p>0.07540000</text:p>
          </table:table-cell>
          <table:table-cell table:style-name="ce6" office:value-type="percentage" office:value="0" calcext:value-type="percentage">
            <text:p>0.00%</text:p>
          </table:table-cell>
          <table:table-cell table:formula="of:=[.L8]*(1+[.M8])" office:value-type="float" office:value="0.0754" calcext:value-type="float">
            <text:p>0.075400</text:p>
          </table:table-cell>
          <table:table-cell table:style-name="ce10" table:formula="of:=[.N8]*[.B8]" office:value-type="float" office:value="0.0754" calcext:value-type="float">
            <text:p>0.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5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G</text:p>
          </table:table-cell>
          <table:table-cell office:value-type="string" calcext:value-type="string">
            <text:p><text:s/>Pin_Headers:Pin_Header_Straight_2x03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formula="of:=0.0377 * 6" office:value-type="float" office:value="0.2262" calcext:value-type="float">
            <text:p>0.2262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L9]*(1+[.M9])" office:value-type="float" office:value="0.269178" calcext:value-type="float">
            <text:p>0.269178</text:p>
          </table:table-cell>
          <table:table-cell table:style-name="ce10" table:formula="of:=[.N9]*[.B9]" office:value-type="float" office:value="0.269178" calcext:value-type="float">
            <text:p>0.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401, Q402, Q403, Q404, Q405, Q406, Q408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RLML2502</text:p>
          </table:table-cell>
          <table:table-cell office:value-type="string" calcext:value-type="string">
            <text:p><text:s/>tfac-footprints:Micro3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.1518" calcext:value-type="float">
            <text:p>0.1518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L10]*(1+[.M10])" office:value-type="float" office:value="0.180642" calcext:value-type="float">
            <text:p>0.180642</text:p>
          </table:table-cell>
          <table:table-cell table:style-name="ce10" table:formula="of:=[.N10]*[.B10]" office:value-type="float" office:value="1.264494" calcext:value-type="float">
            <text:p>1.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40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POP</text:p>
          </table:table-cell>
          <table:table-cell office:value-type="string" calcext:value-type="string">
            <text:p><text:s/>tfac-footprints:Micro3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" calcext:value-type="float">
            <text:p>0.0000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L11]*(1+[.M11])" office:value-type="float" office:value="0" calcext:value-type="float">
            <text:p>0.000000</text:p>
          </table:table-cell>
          <table:table-cell table:style-name="ce10" table:formula="of:=[.N11]*[.B11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5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SD2391</text:p>
          </table:table-cell>
          <table:table-cell office:value-type="string" calcext:value-type="string">
            <text:p><text:s/>TO_SOT_Packages_SMD:SOT89-3_Housing</text:p>
          </table:table-cell>
          <table:table-cell office:value-type="string" calcext:value-type="string">
            <text:p><text:s/>http://rohmfs.rohm.com/en/products/databook/datasheet/discrete/transistor/bipolar/2sd2391t100q-e.pdf</text:p>
          </table:table-cell>
          <table:table-cell/>
          <table:table-cell office:value-type="string" calcext:value-type="string">
            <text:p>Value</text:p>
          </table:table-cell>
          <table:table-cell/>
          <table:table-cell table:number-columns-repeated="2" office:value-type="string" calcext:value-type="string">
            <text:p>Value</text:p>
          </table:table-cell>
          <table:table-cell/>
          <table:table-cell office:value-type="float" office:value="0.52" calcext:value-type="float">
            <text:p>0.5200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L12]*(1+[.M12])" office:value-type="float" office:value="0.6188" calcext:value-type="float">
            <text:p>0.618800</text:p>
          </table:table-cell>
          <table:table-cell table:style-name="ce10" table:formula="of:=[.N12]*[.B12]" office:value-type="float" office:value="0.6188" calcext:value-type="float">
            <text:p>0.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201,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Resistors_SMD:R_0805_HandSoldering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.02295946" calcext:value-type="float">
            <text:p>0.02295946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L13]*(1+[.M13])" office:value-type="float" office:value="0.0273217574" calcext:value-type="float">
            <text:p>0.027322</text:p>
          </table:table-cell>
          <table:table-cell table:style-name="ce10" table:formula="of:=[.N13]*[.B13]" office:value-type="float" office:value="0.0273217574" calcext:value-type="float">
            <text:p>0.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202, R50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0Ohm</text:p>
          </table:table-cell>
          <table:table-cell office:value-type="string" calcext:value-type="string">
            <text:p><text:s/>Resistors_SMD:R_0805_HandSoldering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.02295946" calcext:value-type="float">
            <text:p>0.02295946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L14]*(1+[.M14])" office:value-type="float" office:value="0.0273217574" calcext:value-type="float">
            <text:p>0.027322</text:p>
          </table:table-cell>
          <table:table-cell table:style-name="ce10" table:formula="of:=[.N14]*[.B14]" office:value-type="float" office:value="0.0546435148" calcext:value-type="float">
            <text:p>0.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20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0Ohm</text:p>
          </table:table-cell>
          <table:table-cell office:value-type="string" calcext:value-type="string">
            <text:p><text:s/>Resistors_SMD:R_0805_HandSoldering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.02295946" calcext:value-type="float">
            <text:p>0.02295946</text:p>
          </table:table-cell>
          <table:table-cell table:style-name="ce6" office:value-type="percentage" office:value="0" calcext:value-type="percentage">
            <text:p>0.00%</text:p>
          </table:table-cell>
          <table:table-cell table:formula="of:=[.L15]*(1+[.M15])" office:value-type="float" office:value="0.02295946" calcext:value-type="float">
            <text:p>0.022959</text:p>
          </table:table-cell>
          <table:table-cell table:style-name="ce10" table:formula="of:=[.N15]*[.B15]" office:value-type="float" office:value="0.02295946" calcext:value-type="float">
            <text:p>0.0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401, R403, R405, R407, R409, R411, R415, R501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s/>Resistors_SMD:R_0805_HandSoldering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.02295946" calcext:value-type="float">
            <text:p>0.02295946</text:p>
          </table:table-cell>
          <table:table-cell table:style-name="ce6" office:value-type="percentage" office:value="0" calcext:value-type="percentage">
            <text:p>0.00%</text:p>
          </table:table-cell>
          <table:table-cell table:formula="of:=[.L16]*(1+[.M16])" office:value-type="float" office:value="0.02295946" calcext:value-type="float">
            <text:p>0.022959</text:p>
          </table:table-cell>
          <table:table-cell table:style-name="ce10" table:formula="of:=[.N16]*[.B16]" office:value-type="float" office:value="0.18367568" calcext:value-type="float">
            <text:p>0.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402, R40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<text:s/>Resistors_SMD:R_0805_HandSoldering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.02295946" calcext:value-type="float">
            <text:p>0.02295946</text:p>
          </table:table-cell>
          <table:table-cell table:style-name="ce6" office:value-type="percentage" office:value="0" calcext:value-type="percentage">
            <text:p>0.00%</text:p>
          </table:table-cell>
          <table:table-cell table:formula="of:=[.L17]*(1+[.M17])" office:value-type="float" office:value="0.02295946" calcext:value-type="float">
            <text:p>0.022959</text:p>
          </table:table-cell>
          <table:table-cell table:style-name="ce10" table:formula="of:=[.N17]*[.B17]" office:value-type="float" office:value="0.04591892" calcext:value-type="float">
            <text:p>0.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406, R408, R410, R412, R416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<text:s/>Resistors_SMD:R_0805_HandSoldering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.02295946" calcext:value-type="float">
            <text:p>0.02295946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L18]*(1+[.M18])" office:value-type="float" office:value="0.0273217574" calcext:value-type="float">
            <text:p>0.027322</text:p>
          </table:table-cell>
          <table:table-cell table:style-name="ce10" table:formula="of:=[.N18]*[.B18]" office:value-type="float" office:value="0.136608787" calcext:value-type="float">
            <text:p>0.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413, R41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OP</text:p>
          </table:table-cell>
          <table:table-cell office:value-type="string" calcext:value-type="string">
            <text:p><text:s/>Resistors_SMD:R_0805_HandSoldering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" calcext:value-type="float">
            <text:p>0.00000000</text:p>
          </table:table-cell>
          <table:table-cell table:style-name="ce6" office:value-type="percentage" office:value="0" calcext:value-type="percentage">
            <text:p>0.00%</text:p>
          </table:table-cell>
          <table:table-cell table:formula="of:=[.L19]*(1+[.M19])" office:value-type="float" office:value="0" calcext:value-type="float">
            <text:p>0.000000</text:p>
          </table:table-cell>
          <table:table-cell table:style-name="ce10" table:formula="of:=[.N19]*[.B19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5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-1205-SMT</text:p>
          </table:table-cell>
          <table:table-cell office:value-type="string" calcext:value-type="string">
            <text:p><text:s/>tfac-footprints:CT-1205-SMT</text:p>
          </table:table-cell>
          <table:table-cell office:value-type="string" calcext:value-type="string">
            <text:p><text:s/>http://www.cui.com/product/resource/ct-1205-smt.pdf</text:p>
          </table:table-cell>
          <table:table-cell/>
          <table:table-cell office:value-type="string" calcext:value-type="string">
            <text:p>Value</text:p>
          </table:table-cell>
          <table:table-cell/>
          <table:table-cell table:number-columns-repeated="2" office:value-type="string" calcext:value-type="string">
            <text:p>Value</text:p>
          </table:table-cell>
          <table:table-cell/>
          <table:table-cell office:value-type="float" office:value="2.37" calcext:value-type="float">
            <text:p>2.3700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L20]*(1+[.M20])" office:value-type="float" office:value="2.8203" calcext:value-type="float">
            <text:p>2.820300</text:p>
          </table:table-cell>
          <table:table-cell table:style-name="ce10" table:formula="of:=[.N20]*[.B20]" office:value-type="float" office:value="2.8203" calcext:value-type="float">
            <text:p>2.8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W5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 Set</text:p>
          </table:table-cell>
          <table:table-cell office:value-type="string" calcext:value-type="string">
            <text:p><text:s/>tfac-footprints:TL3315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Value</text:p>
          </table:table-cell>
          <table:table-cell table:number-columns-repeated="3"/>
          <table:table-cell table:style-name="ce5" office:value-type="float" office:value="0.208" calcext:value-type="float">
            <text:p>0.2080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L21]*(1+[.M21])" office:value-type="float" office:value="0.24752" calcext:value-type="float">
            <text:p>0.247520</text:p>
          </table:table-cell>
          <table:table-cell table:style-name="ce10" table:formula="of:=[.N21]*[.B21]" office:value-type="float" office:value="0.24752" calcext:value-type="float">
            <text:p>0.2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W50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arm Set</text:p>
          </table:table-cell>
          <table:table-cell office:value-type="string" calcext:value-type="string">
            <text:p><text:s/>tfac-footprints:TL3315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5" office:value-type="float" office:value="0.208" calcext:value-type="float">
            <text:p>0.2080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L22]*(1+[.M22])" office:value-type="float" office:value="0.24752" calcext:value-type="float">
            <text:p>0.247520</text:p>
          </table:table-cell>
          <table:table-cell table:style-name="ce10" table:formula="of:=[.N22]*[.B22]" office:value-type="float" office:value="0.24752" calcext:value-type="float">
            <text:p>0.2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W50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<text:s/>tfac-footprints:TL3315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5" office:value-type="float" office:value="0.208" calcext:value-type="float">
            <text:p>0.2080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L23]*(1+[.M23])" office:value-type="float" office:value="0.24752" calcext:value-type="float">
            <text:p>0.247520</text:p>
          </table:table-cell>
          <table:table-cell table:style-name="ce10" table:formula="of:=[.N23]*[.B23]" office:value-type="float" office:value="0.24752" calcext:value-type="float">
            <text:p>0.2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W50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<text:s/>tfac-footprints:TL3315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5" office:value-type="float" office:value="0.208" calcext:value-type="float">
            <text:p>0.2080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L24]*(1+[.M24])" office:value-type="float" office:value="0.24752" calcext:value-type="float">
            <text:p>0.247520</text:p>
          </table:table-cell>
          <table:table-cell table:style-name="ce10" table:formula="of:=[.N24]*[.B24]" office:value-type="float" office:value="0.24752" calcext:value-type="float">
            <text:p>0.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50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_TIME</text:p>
          </table:table-cell>
          <table:table-cell office:value-type="string" calcext:value-type="string">
            <text:p><text:s/>Pin_Headers:Pin_Header_Straight_1x02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formula="of:=0.0377 * 2" office:value-type="float" office:value="0.0754" calcext:value-type="float">
            <text:p>0.0754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L25]*(1+[.M25])" office:value-type="float" office:value="0.089726" calcext:value-type="float">
            <text:p>0.089726</text:p>
          </table:table-cell>
          <table:table-cell table:style-name="ce10" table:formula="of:=[.N25]*[.B25]" office:value-type="float" office:value="0.089726" calcext:value-type="float">
            <text:p>0.0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W50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<text:s/>tfac-footprints:TL3315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5" office:value-type="float" office:value="0.208" calcext:value-type="float">
            <text:p>0.2080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L26]*(1+[.M26])" office:value-type="float" office:value="0.24752" calcext:value-type="float">
            <text:p>0.247520</text:p>
          </table:table-cell>
          <table:table-cell table:style-name="ce10" table:formula="of:=[.N26]*[.B26]" office:value-type="float" office:value="0.24752" calcext:value-type="float">
            <text:p>0.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50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mmer Time</text:p>
          </table:table-cell>
          <table:table-cell office:value-type="string" calcext:value-type="string">
            <text:p><text:s/>Pin_Headers:Pin_Header_Straight_1x02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formula="of:=0.0377 * 2" office:value-type="float" office:value="0.0754" calcext:value-type="float">
            <text:p>0.0754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L27]*(1+[.M27])" office:value-type="float" office:value="0.089726" calcext:value-type="float">
            <text:p>0.089726</text:p>
          </table:table-cell>
          <table:table-cell table:style-name="ce10" table:formula="of:=[.N27]*[.B27]" office:value-type="float" office:value="0.089726" calcext:value-type="float">
            <text:p>0.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50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arm Enabled</text:p>
          </table:table-cell>
          <table:table-cell office:value-type="string" calcext:value-type="string">
            <text:p><text:s/>tfac-footprints:CLSB12C01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.82" calcext:value-type="float">
            <text:p>0.8200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L28]*(1+[.M28])" office:value-type="float" office:value="0.9758" calcext:value-type="float">
            <text:p>0.975800</text:p>
          </table:table-cell>
          <table:table-cell table:style-name="ce10" table:formula="of:=[.N28]*[.B28]" office:value-type="float" office:value="0.9758" calcext:value-type="float">
            <text:p>0.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50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<text:s/>tfac-footprints:PTS525SM15SMTR2LFS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.377" calcext:value-type="float">
            <text:p>0.3770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L29]*(1+[.M29])" office:value-type="float" office:value="0.44863" calcext:value-type="float">
            <text:p>0.448630</text:p>
          </table:table-cell>
          <table:table-cell table:style-name="ce10" table:formula="of:=[.N29]*[.B29]" office:value-type="float" office:value="0.44863" calcext:value-type="float">
            <text:p>0.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2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703T-5002E/CB</text:p>
          </table:table-cell>
          <table:table-cell office:value-type="string" calcext:value-type="string">
            <text:p><text:s/>tfac-footprints:SOT-23A</text:p>
          </table:table-cell>
          <table:table-cell office:value-type="string" calcext:value-type="string">
            <text:p><text:s/>http://ww1.microchip.com/downloads/en/DeviceDoc/22049e.pdf</text:p>
          </table:table-cell>
          <table:table-cell office:value-type="string" calcext:value-type="string">
            <text:p>MCP1703T-5002E/CB</text:p>
          </table:table-cell>
          <table:table-cell office:value-type="string" calcext:value-type="string">
            <text:p>651424 - 62</text:p>
          </table:table-cell>
          <table:table-cell table:number-columns-repeated="4"/>
          <table:table-cell office:value-type="float" office:value="0.63" calcext:value-type="float">
            <text:p>0.6300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L30]*(1+[.M30])" office:value-type="float" office:value="0.7497" calcext:value-type="float">
            <text:p>0.749700</text:p>
          </table:table-cell>
          <table:table-cell table:style-name="ce10" table:formula="of:=[.N30]*[.B30]" office:value-type="float" office:value="0.7497" calcext:value-type="float">
            <text:p>0.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20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2979</text:p>
          </table:table-cell>
          <table:table-cell office:value-type="string" calcext:value-type="string">
            <text:p><text:s/>tfac-footprints:SOT-23-5L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.89" calcext:value-type="float">
            <text:p>0.8900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L31]*(1+[.M31])" office:value-type="float" office:value="1.0591" calcext:value-type="float">
            <text:p>1.059100</text:p>
          </table:table-cell>
          <table:table-cell table:style-name="ce10" table:formula="of:=[.N31]*[.B31]" office:value-type="float" office:value="1.0591" calcext:value-type="float">
            <text:p>1.0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4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C-DCF77</text:p>
          </table:table-cell>
          <table:table-cell office:value-type="string" calcext:value-type="string">
            <text:p><text:s/>tfac-footprints:RTC-DCF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12.95" calcext:value-type="float">
            <text:p>12.95000000</text:p>
          </table:table-cell>
          <table:table-cell table:style-name="ce6" office:value-type="percentage" office:value="0" calcext:value-type="percentage">
            <text:p>0.00%</text:p>
          </table:table-cell>
          <table:table-cell table:formula="of:=[.L32]*(1+[.M32])" office:value-type="float" office:value="12.95" calcext:value-type="float">
            <text:p>12.950000</text:p>
          </table:table-cell>
          <table:table-cell table:style-name="ce10" table:formula="of:=[.N32]*[.B32]" office:value-type="float" office:value="12.95" calcext:value-type="float">
            <text:p>12.9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201, W20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_1P</text:p>
          </table:table-cell>
          <table:table-cell office:value-type="string" calcext:value-type="string">
            <text:p><text:s/>Measurement_Points:Measurement_Point_Round-SMD-Pad_Small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" calcext:value-type="float">
            <text:p>0.00000000</text:p>
          </table:table-cell>
          <table:table-cell table:style-name="ce6" office:value-type="percentage" office:value="0" calcext:value-type="percentage">
            <text:p>0.00%</text:p>
          </table:table-cell>
          <table:table-cell table:formula="of:=[.L33]*(1+[.M33])" office:value-type="float" office:value="0" calcext:value-type="float">
            <text:p>0.000000</text:p>
          </table:table-cell>
          <table:table-cell table:style-name="ce10" table:formula="of:=[.N33]*[.B33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6"/>
          <table:table-cell/>
          <table:table-cell table:style-name="ce10"/>
          <table:table-cell table:number-columns-repeated="1009"/>
        </table:table-row>
        <table:table-row table:style-name="ro1">
          <table:table-cell office:value-type="string" calcext:value-type="string">
            <text:p>Boards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39.48/3" office:value-type="float" office:value="13.16" calcext:value-type="float">
            <text:p>13.16000000</text:p>
          </table:table-cell>
          <table:table-cell table:style-name="ce6" office:value-type="percentage" office:value="0" calcext:value-type="percentage">
            <text:p>0.00%</text:p>
          </table:table-cell>
          <table:table-cell table:formula="of:=[.L35]*(1+[.M35])" office:value-type="float" office:value="13.16" calcext:value-type="float">
            <text:p>13.160000</text:p>
          </table:table-cell>
          <table:table-cell table:style-name="ce10" table:formula="of:=[.N35]*[.B35]" office:value-type="float" office:value="13.16" calcext:value-type="float">
            <text:p>13.16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ce6"/>
          <table:table-cell/>
          <table:table-cell table:style-name="ce10"/>
          <table:table-cell table:number-columns-repeated="1009"/>
        </table:table-row>
        <table:table-row table:style-name="ro1">
          <table:table-cell table:number-columns-repeated="13"/>
          <table:table-cell table:style-name="ce9" office:value-type="string" calcext:value-type="string">
            <text:p>COS</text:p>
          </table:table-cell>
          <table:table-cell table:style-name="ce11" table:formula="of:=SUM([.O2:.O37])" office:value-type="currency" office:currency="EUR" office:value="76.6010684038667" calcext:value-type="currency">
            <text:p>76.60 €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9" office:value-type="string" calcext:value-type="string">
            <text:p>Price</text:p>
          </table:table-cell>
          <table:table-cell table:style-name="ce12" table:formula="of:=3*[.O38]" office:value-type="currency" office:currency="EUR" office:value="229.8032052116" calcext:value-type="currency">
            <text:p>229.80 €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4"/>
          <table:table-cell table:style-name="ce11" table:formula="of:=[.O38]-[.O7]" office:value-type="currency" office:currency="EUR" office:value="41.4635283172" calcext:value-type="currency">
            <text:p>41.46 €</text:p>
          </table:table-cell>
          <table:table-cell table:number-columns-repeated="1009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play" table:style-name="ta1" table:print="false"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7" table:default-cell-style-name="ce2"/>
        <table:table-column table:style-name="co11" table:default-cell-style-name="ce4"/>
        <table:table-column table:style-name="co12" table:default-cell-style-name="ce2"/>
        <table:table-column table:style-name="co13" table:default-cell-style-name="ce8"/>
        <table:table-column table:style-name="co14" table:default-cell-style-name="ce2"/>
        <table:table-column table:style-name="co15" table:number-columns-repeated="1015" table:default-cell-style-name="ce2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Quanti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DigiKeyPN</text:p>
          </table:table-cell>
          <table:table-cell table:style-name="ce3" office:value-type="string" calcext:value-type="string">
            <text:p>Base Price</text:p>
          </table:table-cell>
          <table:table-cell table:style-name="ce1" office:value-type="string" calcext:value-type="string">
            <text:p>Tax</text:p>
          </table:table-cell>
          <table:table-cell table:style-name="ce7" office:value-type="string" calcext:value-type="string">
            <text:p>Net</text:p>
          </table:table-cell>
          <table:table-cell table:style-name="ce1" office:value-type="string" calcext:value-type="string">
            <text:p>Gross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AFF201, AFF202, AFF203, AFF20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KR161B</text:p>
          </table:table-cell>
          <table:table-cell office:value-type="string" calcext:value-type="string">
            <text:p><text:s/>ClockFootprints:161_163_Series_extended</text:p>
          </table:table-cell>
          <table:table-cell/>
          <table:table-cell office:value-type="float" office:value="2.43" calcext:value-type="float">
            <text:p>2.4300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F2]*(1+[.G2])" office:value-type="float" office:value="2.8917" calcext:value-type="float">
            <text:p>2.891700</text:p>
          </table:table-cell>
          <table:table-cell table:style-name="ce10" table:formula="of:=[.H2]*[.B2]" office:value-type="float" office:value="11.5668" calcext:value-type="float">
            <text:p>11.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<text:s/>Capacitors_SMD:C_0805</text:p>
          </table:table-cell>
          <table:table-cell/>
          <table:table-cell office:value-type="float" office:value="0.03813684" calcext:value-type="float">
            <text:p>0.03813684</text:p>
          </table:table-cell>
          <table:table-cell table:style-name="ce6" office:value-type="percentage" office:value="0" calcext:value-type="percentage">
            <text:p>0.00%</text:p>
          </table:table-cell>
          <table:table-cell table:formula="of:=[.F3]*(1+[.G3])" office:value-type="float" office:value="0.03813684" calcext:value-type="float">
            <text:p>0.038137</text:p>
          </table:table-cell>
          <table:table-cell table:style-name="ce10" table:formula="of:=[.H3]*[.B3]" office:value-type="float" office:value="0.03813684" calcext:value-type="float">
            <text:p>0.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2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n1</text:p>
          </table:table-cell>
          <table:table-cell office:value-type="string" calcext:value-type="string">
            <text:p><text:s/>LEDs:LED-0805</text:p>
          </table:table-cell>
          <table:table-cell/>
          <table:table-cell office:value-type="float" office:value="0.1714" calcext:value-type="float">
            <text:p>0.1714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F4]*(1+[.G4])" office:value-type="float" office:value="0.203966" calcext:value-type="float">
            <text:p>0.203966</text:p>
          </table:table-cell>
          <table:table-cell table:style-name="ce10" table:formula="of:=[.H4]*[.B4]" office:value-type="float" office:value="0.203966" calcext:value-type="float">
            <text:p>0.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20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n2</text:p>
          </table:table-cell>
          <table:table-cell office:value-type="string" calcext:value-type="string">
            <text:p><text:s/>LEDs:LED-0805</text:p>
          </table:table-cell>
          <table:table-cell/>
          <table:table-cell office:value-type="float" office:value="0.1714" calcext:value-type="float">
            <text:p>0.1714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F5]*(1+[.G5])" office:value-type="float" office:value="0.203966" calcext:value-type="float">
            <text:p>0.203966</text:p>
          </table:table-cell>
          <table:table-cell table:style-name="ce10" table:formula="of:=[.H5]*[.B5]" office:value-type="float" office:value="0.203966" calcext:value-type="float">
            <text:p>0.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20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arm</text:p>
          </table:table-cell>
          <table:table-cell office:value-type="string" calcext:value-type="string">
            <text:p><text:s/>LEDs:LED-0805</text:p>
          </table:table-cell>
          <table:table-cell/>
          <table:table-cell office:value-type="float" office:value="0.1714" calcext:value-type="float">
            <text:p>0.1714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F6]*(1+[.G6])" office:value-type="float" office:value="0.203966" calcext:value-type="float">
            <text:p>0.203966</text:p>
          </table:table-cell>
          <table:table-cell table:style-name="ce10" table:formula="of:=[.H6]*[.B6]" office:value-type="float" office:value="0.203966" calcext:value-type="float">
            <text:p>0.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20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<text:s/>LEDs:LED-0805</text:p>
          </table:table-cell>
          <table:table-cell/>
          <table:table-cell office:value-type="float" office:value="0.1714" calcext:value-type="float">
            <text:p>0.1714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F7]*(1+[.G7])" office:value-type="float" office:value="0.203966" calcext:value-type="float">
            <text:p>0.203966</text:p>
          </table:table-cell>
          <table:table-cell table:style-name="ce10" table:formula="of:=[.H7]*[.B7]" office:value-type="float" office:value="0.203966" calcext:value-type="float">
            <text:p>0.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88PA-A</text:p>
          </table:table-cell>
          <table:table-cell office:value-type="string" calcext:value-type="string">
            <text:p><text:s/>Housings_QFP:LQFP-32_7x7mm_Pitch0.8mm</text:p>
          </table:table-cell>
          <table:table-cell/>
          <table:table-cell office:value-type="float" office:value="4.38" calcext:value-type="float">
            <text:p>4.38000000</text:p>
          </table:table-cell>
          <table:table-cell table:style-name="ce6" office:value-type="percentage" office:value="0" calcext:value-type="percentage">
            <text:p>0.00%</text:p>
          </table:table-cell>
          <table:table-cell table:formula="of:=[.F8]*(1+[.G8])" office:value-type="float" office:value="4.38" calcext:value-type="float">
            <text:p>4.380000</text:p>
          </table:table-cell>
          <table:table-cell table:style-name="ce10" table:formula="of:=[.H8]*[.B8]" office:value-type="float" office:value="4.38" calcext:value-type="float">
            <text:p>4.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1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3</text:p>
          </table:table-cell>
          <table:table-cell office:value-type="string" calcext:value-type="string">
            <text:p><text:s/>Pin_Headers:Pin_Header_Straight_2x03</text:p>
          </table:table-cell>
          <table:table-cell/>
          <table:table-cell table:formula="of:=0.0377 * 6" office:value-type="float" office:value="0.2262" calcext:value-type="float">
            <text:p>0.2262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F9]*(1+[.G9])" office:value-type="float" office:value="0.269178" calcext:value-type="float">
            <text:p>0.269178</text:p>
          </table:table-cell>
          <table:table-cell table:style-name="ce10" table:formula="of:=[.H9]*[.B9]" office:value-type="float" office:value="0.269178" calcext:value-type="float">
            <text:p>0.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102, P202, P204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7</text:p>
          </table:table-cell>
          <table:table-cell office:value-type="string" calcext:value-type="string">
            <text:p><text:s/>Pin_Headers:Pin_Header_Straight_1x07</text:p>
          </table:table-cell>
          <table:table-cell office:value-type="string" calcext:value-type="string">
            <text:p>Value</text:p>
          </table:table-cell>
          <table:table-cell table:formula="of:=0.0377 * 7" office:value-type="float" office:value="0.2639" calcext:value-type="float">
            <text:p>0.2639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F10]*(1+[.G10])" office:value-type="float" office:value="0.314041" calcext:value-type="float">
            <text:p>0.314041</text:p>
          </table:table-cell>
          <table:table-cell table:style-name="ce10" table:formula="of:=[.H10]*[.B10]" office:value-type="float" office:value="0.942123" calcext:value-type="float">
            <text:p>0.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201, P20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<text:s/>Pin_Headers:Pin_Header_Straight_1x06</text:p>
          </table:table-cell>
          <table:table-cell/>
          <table:table-cell table:formula="of:=0.0377 * 6" office:value-type="float" office:value="0.2262" calcext:value-type="float">
            <text:p>0.2262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F11]*(1+[.G11])" office:value-type="float" office:value="0.269178" calcext:value-type="float">
            <text:p>0.269178</text:p>
          </table:table-cell>
          <table:table-cell table:style-name="ce10" table:formula="of:=[.H11]*[.B11]" office:value-type="float" office:value="0.538356" calcext:value-type="float">
            <text:p>0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201, Q202, Q203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C856BS</text:p>
          </table:table-cell>
          <table:table-cell office:value-type="string" calcext:value-type="string">
            <text:p><text:s/>ClockFootprints:SOT-363</text:p>
          </table:table-cell>
          <table:table-cell/>
          <table:table-cell office:value-type="float" office:value="0.1964" calcext:value-type="float">
            <text:p>0.1964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F12]*(1+[.G12])" office:value-type="float" office:value="0.233716" calcext:value-type="float">
            <text:p>0.233716</text:p>
          </table:table-cell>
          <table:table-cell table:style-name="ce10" table:formula="of:=[.H12]*[.B12]" office:value-type="float" office:value="0.701148" calcext:value-type="float">
            <text:p>0.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s/>Resistors_SMD:R_0805</text:p>
          </table:table-cell>
          <table:table-cell/>
          <table:table-cell office:value-type="float" office:value="0.02295946" calcext:value-type="float">
            <text:p>0.02295946</text:p>
          </table:table-cell>
          <table:table-cell table:style-name="ce6" office:value-type="percentage" office:value="0" calcext:value-type="percentage">
            <text:p>0.00%</text:p>
          </table:table-cell>
          <table:table-cell table:formula="of:=[.F13]*(1+[.G13])" office:value-type="float" office:value="0.02295946" calcext:value-type="float">
            <text:p>0.022959</text:p>
          </table:table-cell>
          <table:table-cell table:style-name="ce10" table:formula="of:=[.H13]*[.B13]" office:value-type="float" office:value="0.02295946" calcext:value-type="float">
            <text:p>0.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02, R103, R104, R106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<text:s/>Resistors_SMD:R_0805</text:p>
          </table:table-cell>
          <table:table-cell/>
          <table:table-cell office:value-type="float" office:value="0.02295946" calcext:value-type="float">
            <text:p>0.02295946</text:p>
          </table:table-cell>
          <table:table-cell table:style-name="ce6" office:value-type="percentage" office:value="0" calcext:value-type="percentage">
            <text:p>0.00%</text:p>
          </table:table-cell>
          <table:table-cell table:formula="of:=[.F14]*(1+[.G14])" office:value-type="float" office:value="0.02295946" calcext:value-type="float">
            <text:p>0.022959</text:p>
          </table:table-cell>
          <table:table-cell table:style-name="ce10" table:formula="of:=[.H14]*[.B14]" office:value-type="float" office:value="0.09183784" calcext:value-type="float">
            <text:p>0.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05, R201, R202, R203, R204, 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Resistors_SMD:R_0805</text:p>
          </table:table-cell>
          <table:table-cell/>
          <table:table-cell office:value-type="float" office:value="0.02295946" calcext:value-type="float">
            <text:p>0.02295946</text:p>
          </table:table-cell>
          <table:table-cell table:style-name="ce6" office:value-type="percentage" office:value="0" calcext:value-type="percentage">
            <text:p>0.00%</text:p>
          </table:table-cell>
          <table:table-cell table:formula="of:=[.F15]*(1+[.G15])" office:value-type="float" office:value="0.02295946" calcext:value-type="float">
            <text:p>0.022959</text:p>
          </table:table-cell>
          <table:table-cell table:style-name="ce10" table:formula="of:=[.H15]*[.B15]" office:value-type="float" office:value="0.1147973" calcext:value-type="float">
            <text:p>0.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05, R206, R207, R208, R209, R210, 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Resistors_SMD:R_0805</text:p>
          </table:table-cell>
          <table:table-cell/>
          <table:table-cell office:value-type="float" office:value="0.02295946" calcext:value-type="float">
            <text:p>0.02295946</text:p>
          </table:table-cell>
          <table:table-cell table:style-name="ce6" office:value-type="percentage" office:value="0" calcext:value-type="percentage">
            <text:p>0.00%</text:p>
          </table:table-cell>
          <table:table-cell table:formula="of:=[.F16]*(1+[.G16])" office:value-type="float" office:value="0.02295946" calcext:value-type="float">
            <text:p>0.022959</text:p>
          </table:table-cell>
          <table:table-cell table:style-name="ce10" table:formula="of:=[.H16]*[.B16]" office:value-type="float" office:value="0.13775676" calcext:value-type="float">
            <text:p>0.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11, R212, R213, R214, R215, R216, R217, 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Resistors_SMD:R_0805</text:p>
          </table:table-cell>
          <table:table-cell/>
          <table:table-cell office:value-type="float" office:value="0.02295946" calcext:value-type="float">
            <text:p>0.02295946</text:p>
          </table:table-cell>
          <table:table-cell table:style-name="ce6" office:value-type="percentage" office:value="0" calcext:value-type="percentage">
            <text:p>0.00%</text:p>
          </table:table-cell>
          <table:table-cell table:formula="of:=[.F17]*(1+[.G17])" office:value-type="float" office:value="0.02295946" calcext:value-type="float">
            <text:p>0.022959</text:p>
          </table:table-cell>
          <table:table-cell table:style-name="ce10" table:formula="of:=[.H17]*[.B17]" office:value-type="float" office:value="0.16071622" calcext:value-type="float">
            <text:p>0.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1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3315NF160Q</text:p>
          </table:table-cell>
          <table:table-cell office:value-type="string" calcext:value-type="string">
            <text:p><text:s/>ClockFootprints:PTS525SM15SMTR2LFS</text:p>
          </table:table-cell>
          <table:table-cell/>
          <table:table-cell office:value-type="float" office:value="0.377" calcext:value-type="float">
            <text:p>0.3770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F18]*(1+[.G18])" office:value-type="float" office:value="0.44863" calcext:value-type="float">
            <text:p>0.448630</text:p>
          </table:table-cell>
          <table:table-cell table:style-name="ce10" table:formula="of:=[.H18]*[.B18]" office:value-type="float" office:value="0.44863" calcext:value-type="float">
            <text:p>0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2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LS138</text:p>
          </table:table-cell>
          <table:table-cell office:value-type="string" calcext:value-type="string">
            <text:p><text:s/>ClockFootprints:SOIC-16</text:p>
          </table:table-cell>
          <table:table-cell/>
          <table:table-cell office:value-type="float" office:value="0.696" calcext:value-type="float">
            <text:p>0.6960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F19]*(1+[.G19])" office:value-type="float" office:value="0.82824" calcext:value-type="float">
            <text:p>0.828240</text:p>
          </table:table-cell>
          <table:table-cell table:style-name="ce10" table:formula="of:=[.H19]*[.B19]" office:value-type="float" office:value="0.82824" calcext:value-type="float">
            <text:p>0.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20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4511</text:p>
          </table:table-cell>
          <table:table-cell office:value-type="string" calcext:value-type="string">
            <text:p><text:s/>ClockFootprints:SOIC-16</text:p>
          </table:table-cell>
          <table:table-cell/>
          <table:table-cell office:value-type="float" office:value="0.407" calcext:value-type="float">
            <text:p>0.4070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F20]*(1+[.G20])" office:value-type="float" office:value="0.48433" calcext:value-type="float">
            <text:p>0.484330</text:p>
          </table:table-cell>
          <table:table-cell table:style-name="ce10" table:formula="of:=[.H20]*[.B20]" office:value-type="float" office:value="0.48433" calcext:value-type="float">
            <text:p>0.48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"/>
          <table:table-cell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Board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40.79/3" office:value-type="float" office:value="13.5966666666667" calcext:value-type="float">
            <text:p>13.59666667</text:p>
          </table:table-cell>
          <table:table-cell table:style-name="ce6" office:value-type="percentage" office:value="0" calcext:value-type="percentage">
            <text:p>0.00%</text:p>
          </table:table-cell>
          <table:table-cell table:formula="of:=[.F22]*(1+[.G22])" office:value-type="float" office:value="13.5966666666667" calcext:value-type="float">
            <text:p>13.596667</text:p>
          </table:table-cell>
          <table:table-cell table:style-name="ce10" table:formula="of:=[.H22]*[.B22]" office:value-type="float" office:value="13.5966666666667" calcext:value-type="float">
            <text:p>13.6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"/>
          <table:table-cell/>
          <table:table-cell table:style-name="ce10"/>
          <table:table-cell table:number-columns-repeated="1015"/>
        </table:table-row>
        <table:table-row table:style-name="ro1">
          <table:table-cell table:number-columns-repeated="6"/>
          <table:table-cell table:style-name="ce6"/>
          <table:table-cell table:style-name="ce9" office:value-type="string" calcext:value-type="string">
            <text:p>COS</text:p>
          </table:table-cell>
          <table:table-cell table:style-name="ce11" table:formula="of:=SUM([.I2:.I23])" office:value-type="currency" office:currency="EUR" office:value="35.1375400866667" calcext:value-type="currency">
            <text:p>35.14 €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"/>
          <table:table-cell table:style-name="ce9" office:value-type="string" calcext:value-type="string">
            <text:p>Price</text:p>
          </table:table-cell>
          <table:table-cell table:style-name="ce12" table:formula="of:=3*[.I24]" office:value-type="currency" office:currency="EUR" office:value="105.41262026" calcext:value-type="currency">
            <text:p>105.41 €</text:p>
          </table:table-cell>
          <table:table-cell table:number-columns-repeated="1015"/>
        </table:table-row>
        <table:table-row table:style-name="ro1" table:number-rows-repeated="19">
          <table:table-cell table:number-columns-repeated="6"/>
          <table:table-cell table:style-name="ce6"/>
          <table:table-cell table:number-columns-repeated="1017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number:number-style style:name="N125">
      <number:number number:decimal-places="1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8" number:min-integer-digits="1"/>
    </number:number-style>
    <number:number-style style:name="N129">
      <number:number number:decimal-places="9" number:min-integer-digits="1"/>
    </number:number-style>
    <number:number-style style:name="N130">
      <number:number number:decimal-places="10" number:min-integer-digits="1"/>
    </number:number-style>
    <number:number-style style:name="N131">
      <number:number number:decimal-places="11" number:min-integer-digits="1"/>
    </number:number-style>
    <number:number-style style:name="N132">
      <number:number number:decimal-places="12" number:min-integer-digits="1"/>
    </number:number-style>
    <number:number-style style:name="N133">
      <number:number number:decimal-places="13" number:min-integer-digits="1"/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/00/0000</text:date>, <text:time style:data-style-name="N2" text:time-value="22:05:20.7846671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6T22:10:50.336634690</dc:date>
    <meta:generator>LibreOffice/4.2.8.2$Linux_X86_64 LibreOffice_project/420m0$Build-2</meta:generator>
    <meta:editing-duration>PT2H1M36S</meta:editing-duration>
    <meta:editing-cycles>7</meta:editing-cycles>
    <meta:document-statistic meta:table-count="2" meta:cell-count="499" meta:object-count="0"/>
  </office:meta>
</office:document-meta>
</file>